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eterGuiComponent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eterGuiComponent.getStatic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makeScrollPane( 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eterGuiComponent.makeScrollPane( Component comp , int verticalPolicy , int horizontal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eterGuiComponent.makeTit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MeterGuiComponent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setEnabled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eterGuiComponent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eterGuiComponent.getNa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AbstractJMeterGui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eterGuiComponent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init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eterGuiComponent.setNode( 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MeterGuiComponent.getCom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eterGuiComponent.getComment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configureTestElement( TestElement m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MeterGuiComponent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configure( Test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MeterGuiComponent.make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createTitl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eterGuiComponent.getDoc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eterGuiComponent.getPrintabl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